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9pt"/>
    </style:style>
    <style:style style:name="co2" style:family="table-column">
      <style:table-column-properties fo:break-before="auto" style:column-width="98.25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/>
    </style:style>
  </office:automatic-styles>
  <office:body>
    <office:spreadsheet>
      <table:calculation-settings table:automatic-find-labels="false" table:use-regular-expressions="false" table:use-wildcards="true"/>
      <table:table table:name="Wilcoxon_Full_Results" table:style-name="ta1"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AB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[1]</text:p>
          </table:table-cell>
          <table:table-cell office:value-type="float" office:value="0.158373220878625" calcext:value-type="float">
            <text:p>0.158373220878625</text:p>
          </table:table-cell>
          <table:table-cell office:value-type="float" office:value="0.0248486946665308" calcext:value-type="float">
            <text:p>0.024848694666531</text:p>
          </table:table-cell>
          <table:table-cell office:value-type="float" office:value="0.0927662219206981" calcext:value-type="float">
            <text:p>0.092766221920698</text:p>
          </table:table-cell>
          <table:table-cell office:value-type="float" office:value="0.199610134858384" calcext:value-type="float">
            <text:p>0.199610134858384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0.158373220878625" calcext:value-type="float">
            <text:p>0.158373220878625</text:p>
          </table:table-cell>
          <table:table-cell office:value-type="string" calcext:value-type="string">
            <text:p>[1]</text:p>
          </table:table-cell>
          <table:table-cell office:value-type="float" office:value="0.076946217713102" calcext:value-type="float">
            <text:p>0.076946217713102</text:p>
          </table:table-cell>
          <table:table-cell office:value-type="float" office:value="0.709342183984913" calcext:value-type="float">
            <text:p>0.709342183984913</text:p>
          </table:table-cell>
          <table:table-cell office:value-type="float" office:value="0.603822014983724" calcext:value-type="float">
            <text:p>0.603822014983724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table:style-name="ce1" office:value-type="float" office:value="0.0248486946665308" calcext:value-type="float">
            <text:p>0.024848694666531</text:p>
          </table:table-cell>
          <table:table-cell office:value-type="float" office:value="0.076946217713102" calcext:value-type="float">
            <text:p>0.076946217713102</text:p>
          </table:table-cell>
          <table:table-cell office:value-type="string" calcext:value-type="string">
            <text:p>[1]</text:p>
          </table:table-cell>
          <table:table-cell office:value-type="float" office:value="0.462634024189863" calcext:value-type="float">
            <text:p>0.462634024189863</text:p>
          </table:table-cell>
          <table:table-cell office:value-type="float" office:value="0.07335553229318" calcext:value-type="float">
            <text:p>0.07335553229318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0.0927662219206981" calcext:value-type="float">
            <text:p>0.092766221920698</text:p>
          </table:table-cell>
          <table:table-cell office:value-type="float" office:value="0.709342183984913" calcext:value-type="float">
            <text:p>0.709342183984913</text:p>
          </table:table-cell>
          <table:table-cell office:value-type="float" office:value="0.462634024189863" calcext:value-type="float">
            <text:p>0.462634024189863</text:p>
          </table:table-cell>
          <table:table-cell office:value-type="string" calcext:value-type="string">
            <text:p>[1]</text:p>
          </table:table-cell>
          <table:table-cell office:value-type="float" office:value="0.429918493679547" calcext:value-type="float">
            <text:p>0.429918493679547</text:p>
          </table:table-cell>
        </table:table-row>
        <table:table-row table:style-name="ro1">
          <table:table-cell office:value-type="string" calcext:value-type="string">
            <text:p>AB</text:p>
          </table:table-cell>
          <table:table-cell office:value-type="float" office:value="0.199610134858384" calcext:value-type="float">
            <text:p>0.199610134858384</text:p>
          </table:table-cell>
          <table:table-cell office:value-type="float" office:value="0.603822014983724" calcext:value-type="float">
            <text:p>0.603822014983724</text:p>
          </table:table-cell>
          <table:table-cell office:value-type="float" office:value="0.07335553229318" calcext:value-type="float">
            <text:p>0.07335553229318</text:p>
          </table:table-cell>
          <table:table-cell office:value-type="float" office:value="0.429918493679547" calcext:value-type="float">
            <text:p>0.429918493679547</text:p>
          </table:table-cell>
          <table:table-cell office:value-type="string" calcext:value-type="string">
            <text:p>[1]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9-20T18:35:05.670581950</dc:date>
    <meta:editing-duration>PT17S</meta:editing-duration>
    <meta:editing-cycles>1</meta:editing-cycles>
    <meta:document-statistic meta:table-count="1" meta:cell-count="35" meta:object-count="0"/>
    <meta:generator>LibreOffice/6.0.7.3$Linux_X86_64 LibreOffice_project/00m0$Build-3</meta:generator>
  </office:meta>
</office:document-meta>
</file>